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2.422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agrama de Arquitetura:</text:p>
          </table:table-cell>
          <table:covered-table-cell table:number-columns-repeated="3" table:style-name="ce2"/>
          <table:table-cell table:number-columns-repeated="7"/>
        </table:table-row>
        <table:table-row table:style-name="ro2">
          <table:table-cell table:number-columns-repeated="4"/>
          <table:table-cell table:style-name="ce3" office:value-type="string" calcext:value-type="string">
            <text:p>Tela inicial: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" office:value-type="string" calcext:value-type="string">
            <text:p>Apresentação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Log-i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cadastro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table:style-name="ce3" office:value-type="string" calcext:value-type="string">
            <text:p>Tela app: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" office:value-type="string" calcext:value-type="string">
            <text:p>Tl Primaria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 calcext:value-type="string">
            <text:p>Tl de Configurações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cfg Perfil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inf App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4" office:value-type="string" calcext:value-type="string">
            <text:p>Tl de Treinos </text:p>
          </table:table-cell>
          <table:table-cell table:number-columns-repeated="2"/>
          <table:table-cell office:value-type="string" calcext:value-type="string">
            <text:p>cfg personal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Treinos dos Alunos</text:p>
          </table:table-cell>
          <table:table-cell table:number-columns-repeated="2"/>
          <table:table-cell office:value-type="string" calcext:value-type="string">
            <text:p><text:s/>tb nutricional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Meus Treinos</text:p>
          </table:table-cell>
          <table:table-cell table:number-columns-repeated="2"/>
          <table:table-cell office:value-type="string" calcext:value-type="string">
            <text:p><text:s/>agenda 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Configurar Trein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string" calcext:value-type="string">
            <text:p>Tl de Agenda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Agenda persona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Agenda treino 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5"/>
          <table:table-cell table:style-name="ce4" office:value-type="string" calcext:value-type="string">
            <text:p>Tl tbl Nutricional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 calcext:value-type="string">
            <text:p>Alimentos <text:s/>com fotos e kca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lista de alimentação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 calcext:value-type="string">
            <text:p>criado pelo usuario ou pelo profess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2:09:39.617233115</meta:creation-date>
    <dc:date>2024-08-12T12:39:42.705494659</dc:date>
    <meta:editing-duration>PT9M1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